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tor-All </text:p>
      <text:p text:style-name="Standard">Ihr müsstet schon unter einem Stein leben, um Stor-Alls berühmten Werbespot nicht zu kennen, in denen ein Cartoon-Tier ungewisser Herkunft einem Frachtkapitän erklärt, dass die Big-Box-Serie von Stor-Alls Frachtcontainer all seine Bedürfnisse erfüllt. Der Kapitän nennt ein Beispiel nach dem anderen, das nicht in den Tiefen des Alls transportiert werden könne, gefolgt von dem grellen Refrain des Cartoons „Keine Sorge, man kann ALLES DARIN LAGERN!“ </text:p>
      <text:p text:style-name="Standard"/>
      <text:p text:style-name="Standard">Mit Hilfe solcher Werbespots wurden die Produkte des Store-All-Unternehmens mehr oder weniger unbemerkt ein Teil des Alltags im modernen Empire. Jeder einzelne UEE Bürger hätte wohl Schwierigkeiten, auch nur einen Tag zu verbringen, ohne in Kontakt mit ihren Produkten zu geraten. Selbst der Versuch, irgendwie ohne Waren auszukommen, die nicht schon an irgendeinem Punkt in einem Stor-All-Container transportiert worden waren, ist undenkbar: Nahezu 50 Prozent aller zwischen zwei Atmosphären transportierten Gegenstände gehen in einer Stor-All-Einheit auf Reise. Das ist ein ziemlich beeindruckender Marktanteil angesichts der Einfachheit des Produktdesigns. </text:p>
      <text:p text:style-name="Standard"/>
      <text:p text:style-name="Standard">Stor-All wurde 2745 als Corel Limited Liability Corporation auf Lo gegründet. Die Firma war anfangs unter TransGo bekannt und durchlebte fast ein Dutzend Marketing-orientierter Namensänderungen, darunter Namen wie „STUFF-IT“ und „Shiploads“, bevor sie endlich Erfolg erzielte, als es mit dem zweckmäßigen Image verknüpft wurde, das die „Stor-All“-Marke bietet. </text:p>
      <text:p text:style-name="Standard"/>
      <text:p text:style-name="Standard">Die Firma war bekanntermaßen klagefreudig, sowohl als Angriffs- als auch als Verteidigungsstrategie. Stor-All hat hunderte Patente bei der UEE-Regierung eingereicht, mit der ganzen Bandbreite von sinnvollen Patenten wie für den „nano-molekularen-Aufprallgewebepolster-Mechanismus“ bis zu absolut unsinnigen wie der „würfel-förmigen Frachtfläche für Raumfahrtzwecke“. Sie sind außerdem sehr schnell dabei, sich vor möglichen Mitbewerbern zu verteidigen. Ein Rechtsstreit gegen AllianceConway Shipping Goods zog sich etwa im Schneckentempo durch die Gerichte: Nach acht Jahren gab es noch immer kein Anzeichen für ein bevorstehendes Urteil. </text:p>
      <text:p text:style-name="Standard"/>
      <text:p text:style-name="Standard">Eine weitere anhaltende Rechtsfrage betrifft den Schutz ihres Namens. Aufgrund der Angst, der Begriff könnte allgemein für jede Weltraum-Transporteinheit verwendet werden, pumpt Stor-All jedes Jahr Hunderttausende Credits in eine Werbekampagne. Ihr Ziel: die Verbraucher daran zu erinnern, dass das, was sie kaufen, Stor-All®-Markencontainer sind und nicht einfach nur „Stor-Alls“. Das bietet den zusätzlichen Vorteil, dass der Gedanke geschürt wird, Stor-All-Einheiten sind allen anderen auf dem Markt ohnehin überlegen. Zusätzlich nimmt die Rechtsabteilung von Stor-All Geschäfte ins Visier, die zwar einen ähnlichen Namen haben, aber in keinerlei Beziehung zu Stor-All-Produkten selbst stehen. In den letzten Jahren haben sie so alles von Sammy’s Sure Haul Diner auf MacArthur bis hin zu Terras modischen ALL STORE Kleidungsimporteur schließen lassen. </text:p>
      <text:p text:style-name="Standard"/>
      <text:p text:style-name="Standard">Produktions- und Geschäftsmodell </text:p>
      <text:p text:style-name="Standard">Eine der häufigsten Fragen derjenigen, die nicht mit den Feinheiten interstellaren Handelns vertraut sind, lautet: Wo kommen die Stor-All-Container eigentlich her? Stor-All-Container sind ein recht merkwürdiges Produkt, das in jedem Hangar, in jeder Schiffswerft und in jeder Werkhalle im bekannten Raum auftauchen kann, ohne tatsächlich einen eindeutigen Besitzer zu haben. Die vielleicht überraschende Antwort ist, dass jeder Stor-All-Container in Wirklichkeit eine Mieteinheit ist. Container werden gegen eine kleine Gebühr vermietet, wenn Güter für den Abtransport von Welten genehmigt wurden. Diese Gebühr wird fast immer als Teil des Preises für die Waren selbst angesehen. Die Ökonomie dieses Vorgehens ist mit bloßem Auge praktisch nicht erkennbar: Das Frachtsystem hat sich zu einem Punkt entwickelt, an dem der Container-Verleih vollständig institutionalisiert ist. </text:p>
      <text:p text:style-name="Standard"><text:soft-page-break/>Der Standard-Container von Stor-All ist auf 500 Sprünge ausgelegt und das Unternehmen nimmt die Qualitätskontrollen in diesem Bezug extrem ernst. Enorme Mengen ausgemusterter Container werden zur dauerhaften Nutzung und zu niedrigen Preisen an weniger seriöse Frachterpiloten verkauft. Manchmal als „Geister“ bezeichnet, können diese Container üblicherweise dadurch identifiziert werden, dass frischere Farbflecken das Stor-All Logo bedecken. Stor-All übernimmt keine Haftung für Fracht, die in einem „Geist“ transportiert wird und viele Versicherungsgesellschaften verweigern eine Entschädigung, wenn Fracht durch die Nutzung ausgemusterter Container verloren geht. </text:p>
      <text:p text:style-name="Standard"/>
      <text:p text:style-name="Standard">Produktpalette </text:p>
      <text:p text:style-name="Standard">Auch wenn sie die eigene Firmendarstellung durch ihre Werbespots eher ins Lächerliche ziehen, sind ihre Produkte alles andere als lächerlich. Der Standard-Stor-All-Big-Box-Frachtcontainer ist mehr als eine leere Kiste für den Warentransport. Es ist vielmehr eine High-Tech-Containerlösung, entstanden in vielen Arbeitsjahren an Ingenieurskunst, ein grundsolides Stück Ausrüstung, das wirklich zu dem Zweck gebaut wird, alles Mögliche darin zu lagern. Stor-All produziert tausende unterschiedliche Container SKUs, alles von einem halben Meter großen, strahlengeschützten Container für Wertgegenstände bis hin zu zwölf-meter langen Schiffskisten für die größeren MISC-Hull-Schiffe. </text:p>
      <text:p text:style-name="Standard"/>
      <text:p text:style-name="Standard">Auch wenn es eine Einheit für jeden möglichen Transport gibt, sind die bei privaten Transporteuren beliebtesten Container die Stor-All-Frachtpods und Stor-All-Big-Box-Frachtmodule. </text:p>
      <text:p text:style-name="Standard"/>
      <text:p text:style-name="Standard">Big Box (vor 2935 „Tough-Guy“ genannt) ist die standardmäßige, erweiterbare Frachtserie von StorAll. Big-Box-Einheiten sind mit ihrer titanbeschichten Metallhülle, geriffelten Gehäusegerüst und einem gepolsterten, extra verstärkten, ablativen Kautschuk-Innenraum sehr widerstandsfähig. Das ursprüngliche Modell A ist vielleicht der bekannteste Frachtcontainer in den menschlichen Gebieten, das für alles vom Standardandockpunkt der Aurora CL bis zu notdürftigen Umzäunungen auf feindlichen Planeten genutzt wird. Es wurden auch unterschiedliche Big Box-Einheiten für individuelle Raumschiffe entworfen. So hat Stor-All im Hinblick auf den deutlichen Anstieg der Beliebtheit der zivilen Hornet-Modelle das Big-Box-Modell H konstruiert, das dieselben Schutztechnologien verwendet, aber einen Formfaktor aufweist, der in das Turmsystem einer Hornet passt. </text:p>
      <text:p text:style-name="Standard"/>
      <text:p text:style-name="Standard">Eine Stufe niedriger ist der Mini-Frachtpod MCP angesiedelt. Es ist ein beliebter Transportcontainer für kleinere Schiffe, inklusive und ganz besonders für das Standardmodell der RSI-Aurora. MCPs sind aufgrund der Möglichkeit, eine anständige Menge unverpackter Waren auch über lange Distanzen zu transportieren, extrem geschätzt. Da sie häufig extern angebracht werden, besitzen MCPs eine Schicht radioaktiver Abschirmung, die es bei internen Modellen nicht gibt. Außerdem kann es mit zusätzlicher Hardware wie Scandämpfern ausgerüstet werden. MCPs werden häufig während des Flugs überführt und können auch längere Zeit sicher in orbitalen Abholhöfen zurückgelassen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M2S</meta:editing-duration>
    <meta:editing-cycles>3</meta:editing-cycles>
    <meta:generator>OpenOffice/4.1.6$Win32 OpenOffice.org_project/416m1$Build-9790</meta:generator>
    <dc:date>2020-11-16T15:40:48.12</dc:date>
    <meta:document-statistic meta:table-count="0" meta:image-count="0" meta:object-count="0" meta:page-count="2" meta:paragraph-count="14" meta:word-count="901" meta:character-count="6955"/>
    <dc:creator>Frank K.F Biedermann</dc:creator>
    <meta:user-defined meta:name="Info 1"/>
    <meta:user-defined meta:name="Info 2"/>
    <meta:user-defined meta:name="Info 3"/>
    <meta:user-defined meta:name="Info 4"/>
  </office:meta>
</office:document-meta>
</file>